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a8239" officeooo:paragraph-rsid="000a8239"/>
    </style:style>
    <style:style style:name="P2" style:family="paragraph" style:parent-style-name="Standard">
      <style:text-properties style:font-name="Liberation Mono" officeooo:rsid="000ab633" officeooo:paragraph-rsid="000ab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think the project is a C++ Static Library and a python app. Yeah! I think it is good!</text:p>
      <text:p text:style-name="P1"/>
      <text:p text:style-name="P2">C++ is the real worker. But it need the python U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8:22:47.983141737</meta:creation-date>
    <meta:generator>LibreOffice/24.2.7.2$Linux_X86_64 LibreOffice_project/420$Build-2</meta:generator>
    <dc:date>2025-09-17T18:46:43.083209918</dc:date>
    <meta:editing-duration>PT6M53S</meta:editing-duration>
    <meta:editing-cycles>2</meta:editing-cycles>
    <meta:document-statistic meta:table-count="0" meta:image-count="0" meta:object-count="0" meta:page-count="1" meta:paragraph-count="2" meta:word-count="30" meta:character-count="137" meta:non-whitespace-character-count="109"/>
  </office:meta>
</office:document-meta>
</file>